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fo:font-style="italic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>
      <style:text-properties fo:font-weight="bold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/>Leo Botelho</text:h>
      <text:list text:style-name="L1">
        <text:list-item>
          <text:p text:style-name="P1"><text:span text:style-name="T1">Contact</text:span> : (+41) 78 302 50 85 | La Tour-de-Peilz, Switzerland | leobtlh@hotmail.com</text:p>
        </text:list-item>
      </text:list>
      <text:p text:style-name="Horizontal_20_Line"/>
      <text:h text:style-name="Heading_20_3" text:outline-level="3"><text:s/>Profile</text:h>
      <text:p text:style-name="Text_20_body">Currently transitioning my academic focus to <text:span text:style-name="T1">Mathematics</text:span>, I am deeply passionate about <text:span text:style-name="T1">Decentralized Finance (DeFi)</text:span>. My goal is to fully commit to this emerging field, leveraging my analytical background for the <text:span text:style-name="T1">development and execution of on-chain strategies</text:span>, <text:span text:style-name="T1">solution research</text:span>, and <text:span text:style-name="T1">protocol design</text:span> (economic structure and mechanism).</text:p>
      <text:p text:style-name="Text_20_body">I am looking for a part-time role (around 60%) in a company active in the DeFi space, one that is ready to support my growth, both technically and practically.</text:p>
      <text:p text:style-name="Horizontal_20_Line"/>
      <text:h text:style-name="Heading_20_3" text:outline-level="3"><text:s/>Professional Experience</text:h>
      <text:h text:style-name="Heading_20_4" text:outline-level="4">Altux SA</text:h>
      <text:p text:style-name="Text_20_body"><text:span text:style-name="T1">Python and Web Developer</text:span> | 2023 - Currently, Lutry</text:p>
      <text:list text:style-name="L2">
        <text:list-item>
          <text:p text:style-name="P2">Broad experience in IT, particularly in Python development for internal tools and automation.</text:p>
        </text:list-item>
        <text:list-item>
          <text:p text:style-name="P2">Contributed to server maintenance, firewall configuration, and conducted basic penetration testing.</text:p>
        </text:list-item>
        <text:list-item>
          <text:p text:style-name="P2">Worked with technologies such as Ansible and various web frameworks.</text:p>
        </text:list-item>
      </text:list>
      <text:p text:style-name="P3">(Other professional experience maintained: Passe-Passe, Municipality of La Tour-de-Peilz, Les Jardins du Closy)</text:p>
      <text:p text:style-name="Horizontal_20_Line"/>
      <text:h text:style-name="Heading_20_3" text:outline-level="3"><text:s/>Academic Background</text:h>
      <text:h text:style-name="Heading_20_4" text:outline-level="4">Bachelor of Mathematics (UniDistance)</text:h>
      <text:p text:style-name="Text_20_body"><text:span text:style-name="T1">UniDistance</text:span> | February 2026 - Ongoing, Distance Learning</text:p>
      <text:list text:style-name="L3">
        <text:list-item>
          <text:p text:style-name="P4">Reorientation following Computer Science studies. This program aims to consolidate the analytical and quantitative skills essential for designing on-chain financial strategies.</text:p>
        </text:list-item>
      </text:list>
      <text:h text:style-name="Heading_20_4" text:outline-level="4">Computer Science Training</text:h>
      <text:p text:style-name="Text_20_body"><text:span text:style-name="T1">HEIG-VD</text:span> | 2024 - January 2026, Yverdon-les-bains, Switzerland</text:p>
      <text:list text:style-name="L4">
        <text:list-item>
          <text:p text:style-name="P5">Coursework covered programming in C, C++, and Python, data structures and algorithms (DSA), mathematics, and computer networks.</text:p>
        </text:list-item>
      </text:list>
      <text:p text:style-name="P6">Planned Enrollment:</text:p>
      <text:list text:style-name="L5">
        <text:list-item>
          <text:p text:style-name="P7"><text:span text:style-name="T1">Master's Course:</text:span> <text:span text:style-name="T2">Financial applications of blockchains and distributed ledgers</text:span> (EPFL)</text:p>
        </text:list-item>
      </text:list>
      <text:h text:style-name="Heading_20_4" text:outline-level="4"><text:soft-page-break/>Piscine</text:h>
      <text:p text:style-name="Text_20_body"><text:span text:style-name="T1">School 42</text:span> | June 2023 - July 2023, Lausanne, Switzerland</text:p>
      <text:list text:style-name="L6">
        <text:list-item>
          <text:p text:style-name="P8">Peer-to-peer coding program focused on project-based learning and collaboration.</text:p>
        </text:list-item>
      </text:list>
      <text:h text:style-name="Heading_20_4" text:outline-level="4">Swiss Matura</text:h>
      <text:p text:style-name="Text_20_body"><text:span text:style-name="T1">Burier Gymnasium</text:span> | 2018-2022, La Tour-de-Peilz, Switzerland</text:p>
      <text:list text:style-name="L7">
        <text:list-item>
          <text:p text:style-name="P9">Swiss Maturity diploma with a specialization in Physics and a computer science option.</text:p>
        </text:list-item>
      </text:list>
      <text:p text:style-name="Horizontal_20_Line"/>
      <text:h text:style-name="Heading_20_3" text:outline-level="3"><text:s/>Specific Trainings</text:h>
      <text:h text:style-name="Heading_20_4" text:outline-level="4">Decentralized Finance Training</text:h>
      <text:p text:style-name="Text_20_body"><text:span text:style-name="T1">Alyra</text:span> | <text:span text:style-name="T1">September 20, 2025 - December 23, 2025</text:span>, online</text:p>
      <text:list text:style-name="L8">
        <text:list-item>
          <text:p text:style-name="P10">Proficiency in the <text:span text:style-name="T1">Agile methodology</text:span> for project management.</text:p>
        </text:list-item>
        <text:list-item>
          <text:p text:style-name="P10"><text:span text:style-name="T1">Design and creation of a concrete DeFi project</text:span>.</text:p>
        </text:list-item>
        <text:list-item>
          <text:p text:style-name="P10">In-depth study of the <text:span text:style-name="T1">history of DeFi</text:span> and the <text:span text:style-name="T1">underlying mechanisms of each solution</text:span> (technical, economic, and use cases).</text:p>
        </text:list-item>
        <text:list-item>
          <text:p text:style-name="P10"><text:span text:style-name="T1">Practical training</text:span> on how to use decentralized finance solutions.</text:p>
        </text:list-item>
      </text:list>
      <text:h text:style-name="Heading_20_4" text:outline-level="4">Learn JavaScript | Ethereum Fundamentals</text:h>
      <text:p text:style-name="Text_20_body"><text:span text:style-name="T1">Alchemy University</text:span> | 2025 - Currently, online</text:p>
      <text:list text:style-name="L9">
        <text:list-item>
          <text:p text:style-name="P11">Online training focused on Web3 development, covering Ethereum fundamentals and modern tools for smart contract deployment (Solidity, Hardhat, ethers.js).</text:p>
        </text:list-item>
      </text:list>
      <text:p text:style-name="Horizontal_20_Line"/>
      <text:h text:style-name="Heading_20_3" text:outline-level="3"><text:s/>Skills</text:h>
      <text:list text:style-name="L10">
        <text:list-item>
          <text:p text:style-name="P12"><text:span text:style-name="T1">Soft Skills</text:span> : Active listening, Adaptability, Organization, Autonomy, Analysis.</text:p>
        </text:list-item>
        <text:list-item>
          <text:p text:style-name="P12"><text:span text:style-name="T1">Languages</text:span> : French (Native language), Portuguese (Conversational), English (B2), German (B2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08:34:53.069092324</meta:creation-date>
    <dc:date>2025-11-26T08:37:21.617075066</dc:date>
    <meta:editing-duration>PT1M4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2" meta:paragraph-count="40" meta:word-count="395" meta:character-count="2787" meta:non-whitespace-character-count="2442"/>
  </office:meta>
</office:document-meta>
</file>